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2.0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4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3.63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113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4CBG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1" table:default-cell-style-name="ce1"/>
        <table:table-column table:style-name="co30" table:default-cell-style-name="ce1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2" table:default-cell-style-name="ce1"/>
        <table:table-column table:style-name="co1" table:default-cell-style-name="ce1"/>
        <table:table-column table:style-name="co33" table:default-cell-style-name="ce1"/>
        <table:table-column table:style-name="co1" table:default-cell-style-name="ce1"/>
        <table:table-column table:style-name="co33" table:default-cell-style-name="ce1"/>
        <table:table-column table:style-name="co1" table:number-columns-repeated="5" table:default-cell-style-name="ce1"/>
        <table:table-column table:style-name="co34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38" table:default-cell-style-name="ce1"/>
        <table:table-column table:style-name="co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circle covers</text:p>
          </table:table-cell>
          <table:table-cell office:value-type="string" calcext:value-type="string">
            <text:p>Ashburn_VA3</text:p>
          </table:table-cell>
          <table:table-cell/>
          <table:table-cell office:value-type="string" calcext:value-type="string">
            <text:p>Ashburn_VA5</text:p>
          </table:table-cell>
          <table:table-cell/>
          <table:table-cell office:value-type="string" calcext:value-type="string">
            <text:p>Atlanta_GA</text:p>
          </table:table-cell>
          <table:table-cell/>
          <table:table-cell office:value-type="string" calcext:value-type="string">
            <text:p>Austria_Vienna2</text:p>
          </table:table-cell>
          <table:table-cell/>
          <table:table-cell office:value-type="string" calcext:value-type="string">
            <text:p>Brazil_Fortaleza1</text:p>
          </table:table-cell>
          <table:table-cell/>
          <table:table-cell office:value-type="string" calcext:value-type="string">
            <text:p>Brazil_Rio_de_Janeiro</text:p>
          </table:table-cell>
          <table:table-cell/>
          <table:table-cell office:value-type="string" calcext:value-type="string">
            <text:p>Canada_Toronto</text:p>
          </table:table-cell>
          <table:table-cell/>
          <table:table-cell office:value-type="string" calcext:value-type="string">
            <text:p>Chicago_IL2</text:p>
          </table:table-cell>
          <table:table-cell/>
          <table:table-cell office:value-type="string" calcext:value-type="string">
            <text:p>Chicago_IL3</text:p>
          </table:table-cell>
          <table:table-cell/>
          <table:table-cell office:value-type="string" calcext:value-type="string">
            <text:p>Czech_Republic_Prague</text:p>
          </table:table-cell>
          <table:table-cell/>
          <table:table-cell office:value-type="string" calcext:value-type="string">
            <text:p>Denmark_Copenhagen</text:p>
          </table:table-cell>
          <table:table-cell/>
          <table:table-cell office:value-type="string" calcext:value-type="string">
            <text:p>Finland_Helsinki</text:p>
          </table:table-cell>
          <table:table-cell/>
          <table:table-cell office:value-type="string" calcext:value-type="string">
            <text:p>France_Marseille</text:p>
          </table:table-cell>
          <table:table-cell/>
          <table:table-cell office:value-type="string" calcext:value-type="string">
            <text:p>France_Marseille2</text:p>
          </table:table-cell>
          <table:table-cell/>
          <table:table-cell office:value-type="string" calcext:value-type="string">
            <text:p>France_Paris10</text:p>
          </table:table-cell>
          <table:table-cell/>
          <table:table-cell office:value-type="string" calcext:value-type="string">
            <text:p>Germany_Berlin</text:p>
          </table:table-cell>
          <table:table-cell/>
          <table:table-cell office:value-type="string" calcext:value-type="string">
            <text:p>Germany_Düsseldorf1</text:p>
          </table:table-cell>
          <table:table-cell/>
          <table:table-cell office:value-type="string" calcext:value-type="string">
            <text:p>Germany_Frankfurt2</text:p>
          </table:table-cell>
          <table:table-cell/>
          <table:table-cell office:value-type="string" calcext:value-type="string">
            <text:p>Germany_Frankfurt5</text:p>
          </table:table-cell>
          <table:table-cell/>
          <table:table-cell office:value-type="string" calcext:value-type="string">
            <text:p>Hong_Kong</text:p>
          </table:table-cell>
          <table:table-cell/>
          <table:table-cell office:value-type="string" calcext:value-type="string">
            <text:p>Houston_TX</text:p>
          </table:table-cell>
          <table:table-cell/>
          <table:table-cell office:value-type="string" calcext:value-type="string">
            <text:p>India_Bangalore1</text:p>
          </table:table-cell>
          <table:table-cell/>
          <table:table-cell office:value-type="string" calcext:value-type="string">
            <text:p>India_Chennai</text:p>
          </table:table-cell>
          <table:table-cell/>
          <table:table-cell office:value-type="string" calcext:value-type="string">
            <text:p>India_Hyderabad1</text:p>
          </table:table-cell>
          <table:table-cell/>
          <table:table-cell office:value-type="string" calcext:value-type="string">
            <text:p>India_Mumbai</text:p>
          </table:table-cell>
          <table:table-cell/>
          <table:table-cell office:value-type="string" calcext:value-type="string">
            <text:p>Italy_Milan2</text:p>
          </table:table-cell>
          <table:table-cell/>
          <table:table-cell office:value-type="string" calcext:value-type="string">
            <text:p>Japan_Tokyo1</text:p>
          </table:table-cell>
          <table:table-cell/>
          <table:table-cell office:value-type="string" calcext:value-type="string">
            <text:p>Japan_Tokyo3</text:p>
          </table:table-cell>
          <table:table-cell/>
          <table:table-cell office:value-type="string" calcext:value-type="string">
            <text:p>Japan_Tokyo5</text:p>
          </table:table-cell>
          <table:table-cell/>
          <table:table-cell office:value-type="string" calcext:value-type="string">
            <text:p>Los_Angeles_CA</text:p>
          </table:table-cell>
          <table:table-cell/>
          <table:table-cell office:value-type="string" calcext:value-type="string">
            <text:p>Mexico_Queretaro1</text:p>
          </table:table-cell>
          <table:table-cell/>
          <table:table-cell office:value-type="string" calcext:value-type="string">
            <text:p>Mexico_Queretaro2</text:p>
          </table:table-cell>
          <table:table-cell/>
          <table:table-cell office:value-type="string" calcext:value-type="string">
            <text:p>Miami_FL5</text:p>
          </table:table-cell>
          <table:table-cell/>
          <table:table-cell office:value-type="string" calcext:value-type="string">
            <text:p>Netherlands_Amsterdam2</text:p>
          </table:table-cell>
          <table:table-cell/>
          <table:table-cell office:value-type="string" calcext:value-type="string">
            <text:p>Netherlands_Amsterdam3</text:p>
          </table:table-cell>
          <table:table-cell/>
          <table:table-cell office:value-type="string" calcext:value-type="string">
            <text:p>New_York_NY</text:p>
          </table:table-cell>
          <table:table-cell/>
          <table:table-cell office:value-type="string" calcext:value-type="string">
            <text:p>Norway_Oslo</text:p>
          </table:table-cell>
          <table:table-cell/>
          <table:table-cell office:value-type="string" calcext:value-type="string">
            <text:p>Phoenix_AZ</text:p>
          </table:table-cell>
          <table:table-cell/>
          <table:table-cell office:value-type="string" calcext:value-type="string">
            <text:p>Poland_Warsaw</text:p>
          </table:table-cell>
          <table:table-cell/>
          <table:table-cell office:value-type="string" calcext:value-type="string">
            <text:p>Portland_OR</text:p>
          </table:table-cell>
          <table:table-cell/>
          <table:table-cell office:value-type="string" calcext:value-type="string">
            <text:p>Salt_Lake_City_UT</text:p>
          </table:table-cell>
          <table:table-cell/>
          <table:table-cell office:value-type="string" calcext:value-type="string">
            <text:p>San_Francisco_CA</text:p>
          </table:table-cell>
          <table:table-cell/>
          <table:table-cell office:value-type="string" calcext:value-type="string">
            <text:p>San_Jose_CA5</text:p>
          </table:table-cell>
          <table:table-cell/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outh_Korea_Seoul1</text:p>
          </table:table-cell>
          <table:table-cell/>
          <table:table-cell office:value-type="string" calcext:value-type="string">
            <text:p>South_Korea_Seoul3</text:p>
          </table:table-cell>
          <table:table-cell/>
          <table:table-cell office:value-type="string" calcext:value-type="string">
            <text:p>Sweden_Stockholm</text:p>
          </table:table-cell>
          <table:table-cell/>
          <table:table-cell office:value-type="string" calcext:value-type="string">
            <text:p>Sydney1</text:p>
          </table:table-cell>
          <table:table-cell/>
          <table:table-cell office:value-type="string" calcext:value-type="string">
            <text:p>Sydney2</text:p>
          </table:table-cell>
          <table:table-cell/>
          <table:table-cell office:value-type="string" calcext:value-type="string">
            <text:p>Taiwan_Taipei1</text:p>
          </table:table-cell>
          <table:table-cell/>
          <table:table-cell office:value-type="string" calcext:value-type="string">
            <text:p>Taiwan_Taipei3</text:p>
          </table:table-cell>
          <table:table-cell/>
          <table:table-cell office:value-type="string" calcext:value-type="string">
            <text:p>Thailand_Bangkok</text:p>
          </table:table-cell>
          <table:table-cell/>
          <table:table-cell office:value-type="string" calcext:value-type="string">
            <text:p>UK_London3</text:p>
          </table:table-cell>
          <table:table-cell/>
          <table:table-cell office:value-type="string" calcext:value-type="string">
            <text:p>UK_London4</text:p>
          </table:table-cell>
          <table:table-cell/>
          <table:table-cell office:value-type="string" calcext:value-type="string">
            <text:p>Brazil_Sao_Paulo</text:p>
          </table:table-cell>
          <table:table-cell/>
          <table:table-cell office:value-type="string" calcext:value-type="string">
            <text:p>Canada_Quebec</text:p>
          </table:table-cell>
          <table:table-cell/>
          <table:table-cell office:value-type="string" calcext:value-type="string">
            <text:p>Dallas_TX</text:p>
          </table:table-cell>
          <table:table-cell/>
          <table:table-cell office:value-type="string" calcext:value-type="string">
            <text:p>Denver_Co</text:p>
          </table:table-cell>
          <table:table-cell/>
          <table:table-cell office:value-type="string" calcext:value-type="string">
            <text:p>Seattle_WA</text:p>
          </table:table-cell>
          <table:table-cell/>
          <table:table-cell office:value-type="string" calcext:value-type="string">
            <text:p>Spain_Madrid</text:p>
          </table:table-cell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ass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ra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ins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penha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ri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penha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sterd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ins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ng_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_Ange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usse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_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oen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s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t_Lake_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_Francis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_Franci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ala_Lum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d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d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_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_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sse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uri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o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o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tisl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int_Lou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_Lou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kfu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rl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ockho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r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r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s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kfu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uri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terd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tisla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nass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t_Lake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tisla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ncou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_Franci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_Ange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t_Lake_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k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p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l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lan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r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_Y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n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o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nsas_C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ckho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enha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ur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tisl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ins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ffa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_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_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t_Lake_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sse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an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_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g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int_Lou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gre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lan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ot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uri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s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s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g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g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ins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as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n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en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lot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ckho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g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t_Lake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int_Lou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sas_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t_Lake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dape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lan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ass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ublj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sas_C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g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n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en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fur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fu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g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kfu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ron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enha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_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n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_Ange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_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eins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nsas_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int_Lou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ins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_Y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r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ass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g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en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g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kfu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jublj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dap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tisl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ss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sterd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as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fu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sterd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t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n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nsas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gre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_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fu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o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se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sas_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ass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jublj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tisla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usse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enhag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li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jublj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Y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o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_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terd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aje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ffa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tisla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seil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sterd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en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tisl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ins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sa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uri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int_Lou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sse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fu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tisl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ass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int_Lou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ins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t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en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usse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jublj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fu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t_Lake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g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sterd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dap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_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n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ur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sin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gre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gre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tisla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en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dap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en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_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rl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nsas_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s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int_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r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jublj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ass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Y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tisl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tisla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usse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rajev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dap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s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agre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ur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en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tisla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gra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en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_Lake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sas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gre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ins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sterd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dap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jublj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gre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ockho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enha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gre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jublj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penhag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ni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nd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_Lake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ublj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gre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tisla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jublj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gr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kfu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raje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gre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jublj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nd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s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as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gr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_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s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ape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kfu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en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gr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ins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eins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r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dape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agre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gre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ckho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dap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eins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sse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tisl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nd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enha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jublj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ro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rajev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_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usse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dap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usse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sterd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sterd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jublj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s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seil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ffa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in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gre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r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sina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sterd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s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nha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ra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rajev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enha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s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dape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dape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kra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s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ins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aje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ur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f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dape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rajev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enha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llin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ins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aje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opj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s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ckhol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l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gra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s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rajev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r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r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r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lni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r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lni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sin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gr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opj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opj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d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char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n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seil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char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f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uri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f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opj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rajev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ni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r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lni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cha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ha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har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ln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r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lli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ckho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ckhol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jublj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sin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sin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dap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b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f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llin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char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kr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kr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sin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sin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sin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kopj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lli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har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raje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b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r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sin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opj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kopj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enh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l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ockhol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char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i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bl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ln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r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nh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he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char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kra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chare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tanb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sina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gre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an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anb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b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kra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f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sina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kr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r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an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n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kra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in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sin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sin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r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ckho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se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sina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seil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opj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opj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he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kra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a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i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r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d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kra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llin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h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n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ina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cha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e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sin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ckhol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sin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li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kjav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h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sin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sin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r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h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kjav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il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il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an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anb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anb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ni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93">
          <table:table-cell table:number-columns-repeated="120"/>
        </table:table-row>
        <table:table-row table:style-name="ro1">
          <table:table-cell table:number-columns-repeated="1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16:10.945792245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16:21.020768477</dc:date>
    <meta:editing-duration>PT23S</meta:editing-duration>
    <meta:editing-cycles>2</meta:editing-cycles>
    <meta:generator>LibreOffice/6.4.7.2$Linux_X86_64 LibreOffice_project/40$Build-2</meta:generator>
    <meta:document-statistic meta:table-count="1" meta:cell-count="9781" meta:object-count="0"/>
  </office:meta>
</office:document-meta>
</file>